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justify" style:justify-single-word="false"/>
    </style:style>
    <style:style style:name="P6"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7"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8" style:family="paragraph" style:parent-style-name="Text_20_body">
      <style:paragraph-properties fo:background-color="#ffff00">
        <style:background-image/>
      </style:paragraph-properties>
    </style:style>
    <style:style style:name="P9" style:family="paragraph" style:parent-style-name="TODO">
      <style:text-properties fo:font-style="normal" style:font-style-asian="normal" style:font-style-complex="normal"/>
    </style:style>
    <style:style style:name="P10"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11"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background-color="#ffff00"/>
    </style:style>
    <style:style style:name="P14" style:family="paragraph" style:parent-style-name="Standard">
      <style:text-properties fo:font-style="normal" style:font-style-asian="normal" style:font-style-complex="normal"/>
    </style:style>
    <style:style style:name="P15" style:family="paragraph" style:parent-style-name="Heading_20_3">
      <style:paragraph-properties fo:break-before="page"/>
    </style:style>
    <style:style style:name="P16" style:family="paragraph" style:parent-style-name="Heading_20_2">
      <style:paragraph-properties fo:break-before="page"/>
    </style:style>
    <style:style style:name="P17" style:family="paragraph" style:parent-style-name="Text_20_body" style:list-style-name="List_20_1"/>
    <style:style style:name="P18" style:family="paragraph" style:parent-style-name="Text_20_body" style:list-style-name="List_20_1">
      <style:text-properties fo:font-style="normal" style:font-style-asian="normal" style:font-style-complex="normal"/>
    </style:style>
    <style:style style:name="P19" style:family="paragraph" style:parent-style-name="Text_20_body" style:list-style-name="List_20_1">
      <style:text-properties fo:font-style="normal" fo:background-color="#ffff00" style:font-style-asian="normal" style:font-style-complex="normal"/>
    </style:style>
    <style:style style:name="P20" style:family="paragraph" style:parent-style-name="Text_20_body" style:list-style-name="List_20_1">
      <style:text-properties style:font-name="Palatino" fo:font-size="10pt"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font-style-asian="normal" style:font-style-complex="normal" text:display="true"/>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name="DejaVu Sans" style:font-name-asian="DejaVu Sans" style:font-name-complex="DejaVu Sans"/>
    </style:style>
    <style:style style:name="T7" style:family="text">
      <style:text-properties style:font-name="DejaVu Sans" fo:font-style="italic" style:font-name-asian="DejaVu Sans" style:font-style-asian="italic" style:font-name-complex="DejaVu Sans" style:font-style-complex="italic"/>
    </style:style>
    <style:style style:name="T8" style:family="text">
      <style:text-properties style:font-name="DejaVu Sans" fo:font-style="normal" style:font-name-asian="DejaVu Sans" style:font-style-asian="normal" style:font-name-complex="DejaVu Sans" style:font-style-complex="normal"/>
    </style:style>
    <style:style style:name="T9" style:family="text">
      <style:text-properties style:text-underline-style="none"/>
    </style:style>
    <style:style style:name="T10" style:family="text">
      <style:text-properties fo:background-color="#ffff00"/>
    </style:style>
    <style:style style:name="T11" style:family="text">
      <style:text-properties style:font-name="Times"/>
    </style:style>
    <style:style style:name="T12" style:family="text">
      <style:text-properties style:font-name="Times" fo:font-style="normal" style:font-style-asian="normal" style:font-style-complex="normal"/>
    </style:style>
    <style:style style:name="T13" style:family="text">
      <style:text-properties style:font-name-asian="TimesNewRomanPSMT" style:font-name-complex="TimesNewRomanPSMT"/>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font-name="Cochin1" fo:font-style="normal" style:font-name-asian="DejaVu Sans" style:font-style-asian="normal" style:font-name-complex="DejaVu Sans" style:font-style-complex="normal"/>
    </style:style>
    <style:style style:name="T17" style:family="text">
      <style:text-properties style:font-name="Palatino" fo:font-size="10pt" fo:font-style="normal" style:font-style-asian="normal" style:font-style-complex="normal"/>
    </style:style>
    <style:style style:name="T18" style:family="text">
      <style:text-properties style:font-name="Palatino" fo:font-size="10pt" fo:font-style="normal" fo:font-weight="normal" style:font-style-asian="normal" style:font-weight-asian="normal" style:font-style-complex="normal" style:font-weight-complex="normal"/>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char" svg:width="16.619cm" svg:height="5.122cm" draw:z-index="0"><draw:image xlink:href="Pictures/10000000000002CA000000DDEA60197F.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15" text:outline-level="3">1<text:span text:style-name="T4">st</text:span> Division – Anchor</text:h>
        <text:p text:style-name="P1">[The Discordians of the 1<text:span text:style-name="T4">st</text:span> Division are priests.]</text:p>
        <text:p text:style-name="Text_20_body"><text:span text:style-name="Inline_20_Heading">Symbol:</text:span> “<text:span text:style-name="T6">●</text:span>”, “<text:span text:style-name="T7">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539494435" text:style-name="List_20_1">
          <text:list-item>
            <text:p text:style-name="P18">Cause her caste mark to glow brightly for a scene (as if the character had spend 4-7 motes of Peripheral Essence). <text:s/>The character may cause any Solar caste mark to appear.</text:p>
          </text:list-item>
          <text:list-item>
            <text:p text:style-name="P18">Cause her anima to glow brightly enough to read by for a scene (as if the character had spent 8-10 motes of Peripheral Essence).</text:p>
          </text:list-item>
          <text:list-item>
            <text:p text:style-name="P18">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2">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9">“The Nagas of the South-East Mountain Tribes say that the sun shines by day because, being a woman, it is afraid to venture out by night.”</text:span></text:p>
        <text:h text:style-name="P15" text:outline-level="3">2<text:span text:style-name="T4">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text:span><text:span text:style-name="T7">ⵀ</text:span><text:span text:style-name="T1">”, “</text:span><text:span text:style-name="T8">☯</text:span><text:span text:style-name="T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902311889" text:continue-numbering="true" text:style-name="List_20_1">
          <text:list-item>
            <text:p text:style-name="P18">Cause her caste mark and tattoos to glow brightly for a scene (as if the character has spent four to seven motes of Peripheral Essence).</text:p>
          </text:list-item>
          <text:list-item>
            <text:p text:style-name="P18">Cause her anima to glow brightly enough to read by for a scene (as if the character has spent eight to 10 motes of Peripheral Essence).</text:p>
          </text:list-item>
          <text:list-item>
            <text:p text:style-name="P18">Cause her Tell to become unmistakable and impossible to miss for a Tell.</text:p>
          </text:list-item>
          <text:list-item>
            <text:p text:style-name="P18">Know the precise day of the lunar month, the phase of the moon and the time of day for the rest of the scene.</text:p>
          </text:list-item>
        </text:list>
        <text:p text:style-name="P2">By spending 1 mote the character may alternatively cause her tattoos (if any) and Tell to completely vanish for one scene.</text:p>
        <text:p text:style-name="P2">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10">This effect applies automatically once her anima banner reaches the 4-7 mote level.</text:span></text:p>
        <text:p text:style-name="Text_20_body"><text:span text:style-name="T2">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15" text:outline-level="3">3<text:span text:style-name="T4">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1">Ỏ</text:span>”, “<text:span text:style-name="T11">Φ</text:span>”, “<text:span text:style-name="T7">ⵕ</text:span>”, “<text:span text:style-name="T7">ⵚ</text:span>”, “<text:span text:style-name="T7">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10">[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379435099" text:continue-numbering="true" text:style-name="List_20_1">
          <text:list-item>
            <text:p text:style-name="P18">For Air, leaping distance is multiplied by the his Essence.</text:p>
          </text:list-item>
          <text:list-item>
            <text:p text:style-name="P18">For Earth, his Essence is added to rolls to resist grappling or knockback.</text:p>
          </text:list-item>
          <text:list-item>
            <text:p text:style-name="P18">For Fire, he can ignite flammable materials with a touch.</text:p>
          </text:list-item>
          <text:list-item>
            <text:p text:style-name="P18">For Water, he can breathe water as easily as air, and will not drown.</text:p>
          </text:list-item>
          <text:list-item>
            <text:p text:style-name="P18">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15" text:outline-level="3">4<text:span text:style-name="T4">th</text:span> Division – Archway</text:h>
        <text:p text:style-name="P4">While the 1<text:span text:style-name="T4">st</text:span> division includes those wondering holy men who inspire strange followings, the 4<text:span text:style-name="T4">th</text:span> division is composed more of those who consciously study mysteries and secrets. <text:s/>They may even run sizable covert organizations or networks.</text:p>
        <text:p text:style-name="Text_20_body"><text:span text:style-name="Inline_20_Heading">Symbol:</text:span> “<text:span text:style-name="T6">✩</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1685287671" text:continue-numbering="true" text:style-name="List_20_1">
          <text:list-item>
            <text:p text:style-name="P18">Make her caste mark obvious for one minute, as if the character had spent 8-10 motes of Peripheral Essence. <text:s/>The cast mark shines with the symbol and color of any Maiden the character chooses.</text:p>
          </text:list-item>
          <text:list-item>
            <text:p text:style-name="P18">Know the exact time and date by sensing the position of celestial bodies – or other significant bodies, meaning this ability works in alternate realities such as Malfeas or (insofar as time has meaning there) the Wyld.</text:p>
          </text:list-item>
          <text:list-item>
            <text:p text:style-name="P17"><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2">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9">“Study Demonology with an enemy this Sun-day”</text:span></text:p>
        <text:h text:style-name="P15" text:outline-level="3">5<text:span text:style-name="T4">th</text:span> Division – Anvil</text:h>
        <text:p text:style-name="P5">The Erisians of this Division may seem paradoxical in their love of order, and some gleefully oppose the efforts of other Discordian Exalted; but as one of their many holy books said: “<text:span text:style-name="T13">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7">⬠</text:span>”, Pentagon</text:p>
        <text:p text:style-name="Text_20_body"><text:span text:style-name="Inline_20_Heading">Element:</text:span> Prickle</text:p>
        <text:p text:style-name="Text_20_body"><text:span text:style-name="Inline_20_Heading"><text:span text:style-name="T14">Magical Material:</text:span></text:span><text:span text:style-name="T14">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2">Common Alchemical anima effects, at a cost of 1 mote each [Need more info from 2</text:span><text:span text:style-name="T5">nd</text:span><text:span text:style-name="T2"> Ed]:</text:span></text:p>
        <text:list xml:id="list1073614357" text:continue-numbering="true" text:style-name="List_20_1">
          <text:list-item>
            <text:p text:style-name="P19">Cause her caste mark to glow brightly for a scene (as if the character had spend 4-7 motes of Peripheral Essence). <text:s/>The character may cause any Solar caste mark to appear.</text:p>
          </text:list-item>
          <text:list-item>
            <text:p text:style-name="P19">Cause her anima to glow brightly enough to read by for a scene (as if the character had spent 8-10 motes of Peripheral Essence).</text:p>
          </text:list-item>
          <text:list-item>
            <text:p text:style-name="P19">Know the precise time of day for the rest of the scene.</text:p>
          </text:list-item>
        </text:list>
        <text:p text:style-name="P7">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6">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7">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7">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5"> </text:span></text:span>Integrity, Resistance, Craft, Lore, Bureaucracy</text:p>
        <text:p text:style-name="Text_20_body"><text:span text:style-name="Inline_20_Heading">Other rules:</text:span><text:span text:style-name="Inline_20_Heading"><text:span text:style-name="T15"> The cosmetic effects of Divisional 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16"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15" text:outline-level="3">Division by Zero</text:h>
        <text:p text:style-name="P3">“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text:span><text:span text:style-name="T12">Ø</text:span><text:span text:style-name="T2">”, “</text:span><text:span text:style-name="T7">ⵁ</text:span><text:span text:style-name="T2">”; zero</text:span></text:p>
        <text:p text:style-name="P2"><text:span text:style-name="Inline_20_Heading">Element:</text:span> Dirt</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684444148" text:continue-numbering="true" text:style-name="List_20_1">
          <text:list-item>
            <text:p text:style-name="P18">Cause their anima to flare to any level of display up to the 8–10 mote level. This display lasts for a scene or until reflexively dismissed, after which the character’s anima dims to its actual level.</text:p>
          </text:list-item>
          <text:list-item>
            <text:p text:style-name="P18">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9">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2"><text:span text:style-name="Inline_20_Heading">Associations:</text:span> Being; Creativity; Awakening, Reincarnation; Over-eagerness, Excess</text:p>
        <text:p text:style-name="P2"><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midwife, playboy, artist, gardener, undertaker, necromancer</text:span></text:p>
        <text:h text:style-name="P15"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text:span><text:span text:style-name="T7">∆</text:span><text:span text:style-name="T16">”, “</text:span><text:span text:style-name="T7">☖</text:span><text:span text:style-name="T2">”; mountain</text:span></text:p>
        <text:p text:style-name="P2"><text:span text:style-name="Inline_20_Heading">Element:</text:span> Focus</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135930247" text:continue-numbering="true" text:style-name="List_20_1">
          <text:list-item>
            <text:p text:style-name="P17">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7">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P2"><text:span text:style-name="Inline_20_Heading">Associations:</text:span> Construction; Building, Making; Long-Term Plans, Dedication, Devotion, Zeal; Faithful Service, Grudging Service</text:p>
        <text:p text:style-name="P2"><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worker, craftsman, servant, slave, automaton</text:span></text:p>
        <text:h text:style-name="P15" text:outline-level="3">The Indivisibles</text:h>
        <text:p text:style-name="Quotations_20__28_short_29_">“Form is emptiness … Emptiness is form …<text:line-break/>One should not think <text:line-break/>that these are two separate things.”</text:p>
        <text:p text:style-name="P5">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5">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None</text:span></text:p>
        <text:p text:style-name="P2"><text:span text:style-name="Inline_20_Heading">Element:</text:span> Dream</text:p>
        <text:p text:style-name="Text_20_body"><text:span text:style-name="Inline_20_Heading">Magical Material:</text:span> No override</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4">rd</text:span> Division? <text:s/>Maybe they can inflict temporary mutations on themselves?]</text:p>
        <text:p text:style-name="P2"><text:span text:style-name="Inline_20_Heading">Associations:</text:spa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rebel, trickster, madman, heroic fool, suicidally dedicated warrior or assassin, raksha double-agent</text:span></text:p>
        <text:h text:style-name="P15" text:outline-level="3">The Sub-Division</text:h>
        <text:p text:style-name="Text_20_body"><text:span text:style-name="Inline_20_Heading">Symbol:</text:span> <text:span text:style-name="T2">“#”, mesh</text:span></text:p>
        <text:p text:style-name="P2"><text:span text:style-name="Inline_20_Heading">Element:</text:span> Binding</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7">Anima effects:</text:span></text:span><text:span text:style-name="Inline_20_Heading"><text:span text:style-name="T18"> Common Infernal anima effects, costing one mote each:</text:span></text:span></text:p>
        <text:list xml:id="list55587642" text:continue-numbering="true" text:style-name="List_20_1">
          <text:list-item>
            <text:p text:style-name="P20">Cause his caste mark to glow brightly for a scene (as if the character has spent 4-7 motes of Peripheral Essence).</text:p>
          </text:list-item>
          <text:list-item>
            <text:p text:style-name="P20">Cause his caste mark to clearly illuminate everything within a 10 yard radius for a scene (as if the character has spent 4-7 motes of Peripheral Essence).</text:p>
          </text:list-item>
          <text:list-item>
            <text:p text:style-name="P20">Sense the nearest entry point into the Yozi realm or the nearest pathway that leads to the desert of Cecelyne.</text:p>
          </text:list-item>
        </text:list>
        <text:p text:style-name="P10">[Fill in some anima powers. <text:s/>Add Vitriol taint temporarily for extra/agg damage? <text:s/>Command 1<text:span text:style-name="T4">st</text:span>-Circle demons?]</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historian, prison guard, heretic, reckless thaumaturge, demonic cult member, nostalgic curmudgeon, wise old weaver</text:span></text:p>
        <text:h text:style-name="P16" text:outline-level="2">Divisional Realignment</text:h>
        <text:p text:style-name="P2">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8"><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2" text:outline-level="2"><text:soft-page-break/>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1">•</text:p>
            </table:table-cell>
            <table:table-cell table:style-name="Table2.A1" office:value-type="string">
              <text:p text:style-name="Table_20_Contents">Provides a single follower.</text:p>
            </table:table-cell>
          </table:table-row>
          <table:table-row>
            <table:table-cell table:style-name="Table2.A2" office:value-type="string">
              <text:p text:style-name="P11">••</text:p>
            </table:table-cell>
            <table:table-cell table:style-name="Table2.A2" office:value-type="string">
              <text:p text:style-name="Table_20_Contents">Provides up to 5 followers.</text:p>
            </table:table-cell>
          </table:table-row>
          <table:table-row>
            <table:table-cell table:style-name="Table2.A1" office:value-type="string">
              <text:p text:style-name="P11">•••</text:p>
            </table:table-cell>
            <table:table-cell table:style-name="Table2.A1" office:value-type="string">
              <text:p text:style-name="Table_20_Contents">Provides 20 followers.</text:p>
            </table:table-cell>
          </table:table-row>
          <table:table-row>
            <table:table-cell table:style-name="Table2.A2" office:value-type="string">
              <text:p text:style-name="P11">••••</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1">•••••</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text:soft-page-break/>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text:soft-page-break/>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5">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0-08-14T23:49:59</dc:date>
    <meta:editing-duration>PT00H35M54S</meta:editing-duration>
    <meta:editing-cycles>14</meta:editing-cycles>
    <meta:generator>OpenOffice.org/3.2$Unix OpenOffice.org_project/320m12$Build-9483</meta:generator>
    <meta:document-statistic meta:table-count="1" meta:image-count="1" meta:object-count="0" meta:page-count="15" meta:paragraph-count="260" meta:word-count="7714" meta:character-count="47152"/>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